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altpay"/><text:a xlink:type="simple" xlink:href="https://www.saltpay.co/" office:name=""><text:span text:style-name="Definition">Saltpay</text:span></text:a><text:bookmark-end text:name="saltpay"/></text:h>
      <text:h text:style-name="Heading_20_3" text:outline-level="3"><text:bookmark-start text:name="saltpay-role"/><text:span text:style-name="T1">Senior Developer / Tech Lead (May 2022 - Present)</text:span><text:bookmark-end text:name="saltpay-role"/></text:h>
      <text:list text:style-name="L1">
        <text:list-item>
          <text:p text:style-name="P1">Provider of payments services to small and medium enterprises</text:p>
        </text:list-item>
        <text:list-item>
          <text:p text:style-name="P1">Responsible for the integration of dependencies for the onboarding of customers</text:p>
        </text:list-item>
        <text:list-item>
          <text:p text:style-name="P1">Consulted internally on testing strategies and TDD</text:p>
        </text:list-item>
        <text:list-item>
          <text:p text:style-name="P1">Built tooling within the team to improve process</text:p>
        </text:list-item>
      </text:list>
      <text:h text:style-name="Heading_20_4" text:outline-level="4"><text:bookmark-start text:name="skills-saltpay"/>Skills<text:bookmark-end text:name="skills-saltpay"/></text:h>
      <text:list text:style-name="L2">
        <text:list-item>
          <text:p text:style-name="P2">Go programming language</text:p>
        </text:list-item>
        <text:list-item>
          <text:p text:style-name="P2">Architecture and decision documentation</text:p>
        </text:list-item>
        <text:list-item>
          <text:p text:style-name="P2">Deployment on a Kubernates cluster</text:p>
        </text:list-item>
      </text:list>
      <text:h text:style-name="Heading_20_2" text:outline-level="2"><text:bookmark-start text:name="triptease"/><text:a xlink:type="simple" xlink:href="https://www.triptease.com/" office:name=""><text:span text:style-name="Definition">Triptease</text:span></text:a>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list text:style-name="L3">
        <text:list-item>
          <text:p text:style-name="P3">Hotel digital services company manging digital advertising</text:p>
        </text:list-item>
        <text:list-item>
          <text:p text:style-name="P3">Worked in team responsible for display advertising</text:p>
        </text:list-item>
      </text:list>
      <text:h text:style-name="Heading_20_4" text:outline-level="4"><text:bookmark-start text:name="skills-triptease"/>Skills<text:bookmark-end text:name="skills-triptease"/></text:h>
      <text:list text:style-name="L4">
        <text:list-item>
          <text:p text:style-name="P4">Primarily programmed in TypeScript</text:p>
        </text:list-item>
        <text:list-item>
          <text:p text:style-name="P4">Management of a statistical model to calculate the correct advertising bids</text:p>
        </text:list-item>
        <text:list-item>
          <text:p text:style-name="P4">Contributed multiple learning sessions to help teams learn TypeScript</text:p>
        </text:list-item>
      </text:list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ly 2019 - June 2021)</text:span><text:bookmark-end text:name="senior-developer-june-2019---present"/></text:h>
      <text:list text:style-name="L5">
        <text:list-item>
          <text:p text:style-name="P5">Financial journalism company, providing alerting and research services to multiple sectors.</text:p>
        </text:list-item>
        <text:list-item>
          <text:p text:style-name="P5">Worked initially on the platform team building tooling around AWS</text:p>
        </text:list-item>
        <text:list-item>
          <text:p text:style-name="P5">Moved to a product team building web applications</text:p>
        </text:list-item>
        <text:list-item>
          <text:p text:style-name="P5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6">
        <text:list-item>
          <text:p text:style-name="P6">Use of graphical JavaScript libraries to display information</text:p>
        </text:list-item>
        <text:list-item>
          <text:p text:style-name="P6"><text:a xlink:type="simple" xlink:href="https://martinfowler.com/eaaDev/EventSourcing.html" office:name=""><text:span text:style-name="Definition">Event sourced</text:span></text:a> backend architecture in TypeScript</text:p>
        </text:list-item>
        <text:list-item>
          <text:p text:style-name="P6">Rapid prototyping using spreadsheets as backend (both Excel and Google Sheets)</text:p>
        </text:list-item>
        <text:list-item>
          <text:p text:style-name="P6"><text:a xlink:type="simple" xlink:href="https://nextjs.org/" office:name=""><text:span text:style-name="Definition">Next.js</text:span></text:a>, a React based web framework</text:p>
        </text:list-item>
        <text:list-item>
          <text:p text:style-name="P6">Promoted the use of DevOps and Agile techniques for building software</text:p>
        </text:list-item>
        <text:list-item>
          <text:p text:style-name="P6">Configuring multiple AWS services using <text:a xlink:type="simple" xlink:href="https://www.terraform.io/" office:name=""><text:span text:style-name="Definition">Terraform</text:span></text:a></text:p>
        </text:list-item>
        <text:list-item>
          <text:p text:style-name="P6">Working with <text:a xlink:type="simple" xlink:href="https://svelte.dev/" office:name=""><text:span text:style-name="Definition">Svelte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ly 2019)</text:span><text:bookmark-end text:name="developer-october-2017---june-2019"/></text:h>
      <text:list text:style-name="L7">
        <text:list-item>
          <text:p text:style-name="P7">International scientific publisher</text:p>
        </text:list-item>
        <text:list-item>
          <text:p text:style-name="P7">Joined to work as part of a small innovations team, working across the company</text:p>
        </text:list-item>
        <text:list-item>
          <text:p text:style-name="P7">Dissolution of team resulted in move to high-priority payments project</text:p>
        </text:list-item>
        <text:list-item>
          <text:p text:style-name="P7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8">
        <text:list-item>
          <text:p text:style-name="P8">Small applications as experiments to gather the maximum information on real requirements</text:p>
        </text:list-item>
        <text:list-item>
          <text:p text:style-name="P8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8">Leveraging modern HTML and CSS to build simple, functional web applications</text:p>
        </text:list-item>
        <text:list-item>
          <text:p text:style-name="P8">Building browser extensions as an integration point across legacy systems</text:p>
        </text:list-item>
        <text:list-item>
          <text:p text:style-name="P8">An event sourced architecture built on top of <text:a xlink:type="simple" xlink:href="https://kotlinlang.org/" office:name=""><text:span text:style-name="Definition">Kotlin</text:span></text:a> and PostgreSQL</text:p>
        </text:list-item>
        <text:list-item>
          <text:p text:style-name="P8">Deploying applications on a <text:a xlink:type="simple" xlink:href="https://www.cloudfoundry.org/" office:name=""><text:span text:style-name="Definition">Cloud Foundry</text:span></text:a> platform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9">
        <text:list-item>
          <text:p text:style-name="P9">Built a web-scraping and alerting system for US bankruptcy courts using a microservice architecture.</text:p>
        </text:list-item>
        <text:list-item>
          <text:p text:style-name="P9">Contributed to creation of new content delivery pipelines for the core business</text:p>
        </text:list-item>
        <text:list-item>
          <text:p text:style-name="P9">Led a team until I asked to be allowed to focus on development</text:p>
        </text:list-item>
        <text:list-item>
          <text:p text:style-name="P9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10">
        <text:list-item>
          <text:p text:style-name="P10">Extending and upgrading NodeJS apps to use ES2015 features</text:p>
        </text:list-item>
        <text:list-item>
          <text:p text:style-name="P10">Languages - Groovy, Go, JavaScript, TypeScript</text:p>
        </text:list-item>
        <text:list-item>
          <text:p text:style-name="P10">Building frontends in vanilla JS, React and Redux</text:p>
        </text:list-item>
        <text:list-item>
          <text:p text:style-name="P10">Participated and led in learning and adoption of Go across development teams</text:p>
        </text:list-item>
        <text:list-item>
          <text:p text:style-name="P10">Building RESTful services using Express, Spark, Ratpack</text:p>
        </text:list-item>
        <text:list-item>
          <text:p text:style-name="P10">Using RabbitMQ to connect services</text:p>
        </text:list-item>
        <text:list-item>
          <text:p text:style-name="P10">Monitoring and logging using Graphite, DataDog, Logstash and Logentries</text:p>
        </text:list-item>
        <text:list-item>
          <text:p text:style-name="P10">Databases - MSSQL, Elasticsearch, MongoDB</text:p>
        </text:list-item>
        <text:list-item>
          <text:p text:style-name="P10">Web scraping using various libraries and regular expressions</text:p>
        </text:list-item>
        <text:list-item>
          <text:p text:style-name="P10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11">
        <text:list-item>
          <text:p text:style-name="P11">Full-stack web development bootcamp in Ruby, JavaScript, Rails, Sinatra and NodeJS</text:p>
        </text:list-item>
        <text:list-item>
          <text:p text:style-name="P11">Learned TDD/BDD, pair programming and other modern development practices</text:p>
        </text:list-item>
      </text:list>
      <text:h text:style-name="Heading_20_4" text:outline-level="4"><text:bookmark-start text:name="skills-2"/>Skills<text:bookmark-end text:name="skills-2"/></text:h>
      <text:list text:style-name="L12">
        <text:list-item>
          <text:p text:style-name="P12">Ruby and JavaScript</text:p>
        </text:list-item>
        <text:list-item>
          <text:p text:style-name="P12">Frontend skills in HTML5, CSS and JQuery</text:p>
        </text:list-item>
        <text:list-item>
          <text:p text:style-name="P12">Version control with git and GitHub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13">
        <text:list-item>
          <text:p text:style-name="P13">Contributor to Go Time podcast on <text:a xlink:type="simple" xlink:href="https://changelog.com/gotime/185" office:name=""><text:span text:style-name="Definition">TDD</text:span></text:a> and <text:a xlink:type="simple" xlink:href="https://changelog.com/gotime/266" office:name=""><text:span text:style-name="Definition">htmx</text:span></text:a></text:p>
        </text:list-item>
        <text:list-item>
          <text:p text:style-name="P13">Recent conferences: GopherCon London, Software Craftmanship London, GopherCon Europe, QCon</text:p>
        </text:list-item>
        <text:list-item>
          <text:p text:style-name="P13">Lead Developer Workshop: <text:span text:style-name="T1">Be a brilliant people developer</text:span></text:p>
        </text:list-item>
        <text:list-item>
          <text:p text:style-name="P13"><text:span text:style-name="T1">Single Page Applications with AngularJS and TypeScript</text:span> - Skills Matter</text:p>
        </text:list-item>
        <text:list-item>
          <text:p text:style-name="P13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Used in production: Kotlin, JavaScript/TypeScript, Groovy, Ruby, Go</text:p>
        </text:list-item>
        <text:list-item>
          <text:p text:style-name="P14">Used outside of work: Common Lisp, Scheme, Racket, OCaml, Smalltalk</text:p>
        </text:list-item>
      </text:list>
      <text:h text:style-name="Heading_20_2" text:outline-level="2"><text:bookmark-start text:name="other-employment"/><text:span text:style-name="T1">Other Employment</text:span><text:bookmark-end text:name="other-employment"/></text:h>
      <text:h text:style-name="Heading_20_3" text:outline-level="3"><text:bookmark-start text:name="liberis"/>Liberis<text:bookmark-end text:name="liberis"/></text:h>
      <text:p text:style-name="First_20_paragraph"><text:span text:style-name="T1">Marketing Executive (March 2014 - August 2014)</text:span></text:p>
      <text:h text:style-name="Heading_20_3" text:outline-level="3"><text:bookmark-start text:name="polyglobe-group"/>Polyglobe Group<text:bookmark-end text:name="polyglobe-group"/></text:h>
      <text:p text:style-name="First_20_paragraph"><text:span text:style-name="T1">Marketing Executive (March 2013 - February 2014)</text:span></text:p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3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MA Continental Philosophy</text:p>
          </table:table-cell>
        </table:table-row>
        <table:table-row>
          <table:table-cell table:style-name="TableRowCell" office:value-type="string">
            <text:p text:style-name="Table_20_Contents">2000 - 2003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</text:p>
          </table:table-cell>
        </table:table-row>
        <table:table-row>
          <table:table-cell table:style-name="TableRowCell" office:value-type="string">
            <text:p text:style-name="Table_20_Contents">1991 - 1998</text:p>
          </table:table-cell>
          <table:table-cell table:style-name="TableRowCell" office:value-type="string">
            <text:p text:style-name="Table_20_Contents">Wisbech Grammar School</text:p>
          </table:table-cell>
          <table:table-cell table:style-name="TableRowCell" office:value-type="string">
            <text:p text:style-name="Table_20_Contents">A level Maths, Biology &amp; Chemistry; 10 GCSEs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<text:a xlink:type="simple" xlink:href="https://www.chess.com/member/gypsydave5" office:name=""><text:span text:style-name="Definition">chess</text:span></text:a>, boardgames, playing the recorder, early music, Oxford commas, and the philosophy of language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ccount too if you'd like to see what I'm up to and thin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2-10T14:44:19Z</meta:creation-date>
    <dc:date>2023-02-10T14:44:19Z</dc:date>
    <meta:user-defined meta:name="header-includes" meta:value-type="string"/>
  </office:meta>
</office:document-meta>
</file>